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  <style:font-face style:name="Times New Roman CE" svg:font-family="'Times New Roman CE'" style:font-family-generic="system" style:font-pitch="variable"/>
  </office:font-face-decls>
  <office:automatic-styles>
    <style:style style:name="Таблица1" style:family="table">
      <style:table-properties style:width="17.604cm" fo:margin-left="-0.099cm" fo:margin-top="0cm" fo:margin-bottom="0cm" table:align="left"/>
    </style:style>
    <style:style style:name="Таблица1.A" style:family="table-column">
      <style:table-column-properties style:column-width="6.5cm"/>
    </style:style>
    <style:style style:name="Таблица1.B" style:family="table-column">
      <style:table-column-properties style:column-width="3.3cm"/>
    </style:style>
    <style:style style:name="Таблица1.C" style:family="table-column">
      <style:table-column-properties style:column-width="1.503cm"/>
    </style:style>
    <style:style style:name="Таблица1.D" style:family="table-column">
      <style:table-column-properties style:column-width="6.29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bottom" fo:padding-left="0.049cm" fo:padding-right="0.049cm" fo:padding-top="0cm" fo:padding-bottom="0cm" fo:border="none"/>
    </style:style>
    <style:style style:name="Таблица1.B1" style:family="table-cell">
      <style:table-cell-properties style:vertical-align="bottom" fo:padding-left="0.049cm" fo:padding-right="0.049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8.301cm" fo:margin-left="-0.099cm" fo:margin-top="0cm" fo:margin-bottom="0cm" table:align="left"/>
    </style:style>
    <style:style style:name="Таблица2.A" style:family="table-column">
      <style:table-column-properties style:column-width="1.298cm"/>
    </style:style>
    <style:style style:name="Таблица2.B" style:family="table-column">
      <style:table-column-properties style:column-width="4.503cm"/>
    </style:style>
    <style:style style:name="Таблица2.D" style:family="table-column">
      <style:table-column-properties style:column-width="1.19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bottom" fo:padding-left="0.049cm" fo:padding-right="0.049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style:vertical-align="bottom" fo:padding-left="0.049cm" fo:padding-right="0.049cm" fo:padding-top="0cm" fo:padding-bottom="0cm" fo:border="none"/>
    </style:style>
    <style:style style:name="Таблица3" style:family="table">
      <style:table-properties style:width="9.051cm" fo:margin-left="-0.099cm" fo:margin-top="0cm" fo:margin-bottom="0cm" table:align="left"/>
    </style:style>
    <style:style style:name="Таблица3.A" style:family="table-column">
      <style:table-column-properties style:column-width="5.8cm"/>
    </style:style>
    <style:style style:name="Таблица3.B" style:family="table-column">
      <style:table-column-properties style:column-width="0.25cm"/>
    </style:style>
    <style:style style:name="Таблица3.C" style:family="table-column">
      <style:table-column-properties style:column-width="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049cm" fo:padding-right="0.049cm" fo:padding-top="0cm" fo:padding-bottom="0cm" fo:border-left="none" fo:border-right="none" fo:border-top="none" fo:border-bottom="0.5pt solid #000000"/>
    </style:style>
    <style:style style:name="Таблица3.A2" style:family="table-cell">
      <style:table-cell-properties style:vertical-align="" fo:padding-left="0.049cm" fo:padding-right="0.049cm" fo:padding-top="0cm" fo:padding-bottom="0cm" fo:border-left="none" fo:border-right="none" fo:border-top="0.5pt solid #000000" fo:border-bottom="none"/>
    </style:style>
    <style:style style:name="Таблица3.B5" style:family="table-cell">
      <style:table-cell-properties style:vertical-align="bottom" fo:padding-left="0.049cm" fo:padding-right="0.049cm" fo:padding-top="0cm" fo:padding-bottom="0cm" fo:border="none"/>
    </style:style>
    <style:style style:name="Таблица3.B6" style:family="table-cell">
      <style:table-cell-properties style:vertical-align="" fo:padding-left="0.049cm" fo:padding-right="0.049cm" fo:padding-top="0cm" fo:padding-bottom="0cm" fo:border="none"/>
    </style:style>
    <style:style style:name="Таблица4" style:family="table">
      <style:table-properties style:width="6.202cm" fo:margin-left="-0.099cm" fo:margin-top="0cm" fo:margin-bottom="0cm" table:align="left"/>
    </style:style>
    <style:style style:name="Таблица4.A" style:family="table-column">
      <style:table-column-properties style:column-width="0.347cm"/>
    </style:style>
    <style:style style:name="Таблица4.B" style:family="table-column">
      <style:table-column-properties style:column-width="0.801cm"/>
    </style:style>
    <style:style style:name="Таблица4.C" style:family="table-column">
      <style:table-column-properties style:column-width="0.452cm"/>
    </style:style>
    <style:style style:name="Таблица4.D" style:family="table-column">
      <style:table-column-properties style:column-width="2.6cm"/>
    </style:style>
    <style:style style:name="Таблица4.E" style:family="table-column">
      <style:table-column-properties style:column-width="0.649cm"/>
    </style:style>
    <style:style style:name="Таблица4.F" style:family="table-column">
      <style:table-column-properties style:column-width="0.653cm"/>
    </style:style>
    <style:style style:name="Таблица4.G" style:family="table-column">
      <style:table-column-properties style:column-width="0.69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bottom" fo:padding-left="0.049cm" fo:padding-right="0.049cm" fo:padding-top="0cm" fo:padding-bottom="0cm" fo:border="none"/>
    </style:style>
    <style:style style:name="Таблица4.B1" style:family="table-cell">
      <style:table-cell-properties style:vertical-align="bottom" fo:padding-left="0.049cm" fo:padding-right="0.049cm" fo:padding-top="0cm" fo:padding-bottom="0cm" fo:border-left="none" fo:border-right="none" fo:border-top="none" fo:border-bottom="0.5pt solid #000000"/>
    </style:style>
    <style:style style:name="P1" style:family="paragraph" style:parent-style-name="Header">
      <style:paragraph-properties fo:margin-left="0cm" fo:margin-right="0cm" fo:text-align="end" style:justify-single-word="false" fo:orphans="2" fo:widows="2" fo:text-indent="0cm" style:auto-text-indent="false" style:vertical-align="auto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2" style:family="paragraph" style:parent-style-name="Standard" style:master-page-name="Standard">
      <style:paragraph-properties fo:margin-left="11.502cm" fo:margin-right="0cm" fo:margin-top="0cm" fo:margin-bottom="0.212cm" style:contextual-spacing="false" fo:text-indent="0cm" style:auto-text-indent="false" style:page-number="auto"/>
    </style:style>
    <style:style style:name="P3" style:family="paragraph" style:parent-style-name="Standard">
      <style:paragraph-properties fo:margin-left="11.502cm" fo:margin-right="0cm" fo:margin-top="0cm" fo:margin-bottom="0.847cm" style:contextual-spacing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212cm" style:contextual-spacing="false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.423cm" style:contextual-spacing="false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.423cm" style:contextual-spacing="false" fo:orphans="0" fo:widows="0" fo:text-indent="0cm" style:auto-text-indent="false"/>
      <style:text-properties style:font-name="Times New Roman" fo:font-size="1pt" style:font-size-asian="1pt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17.503cm" style:type="right"/>
        </style:tab-stops>
      </style:paragraph-properties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size-asian="12pt"/>
    </style:style>
    <style:style style:name="P10" style:family="paragraph" style:parent-style-name="Standard">
      <style:paragraph-properties fo:margin-left="0cm" fo:margin-right="0cm" fo:text-align="center" style:justify-single-word="false" fo:orphans="0" fo:widows="0" fo:text-indent="0cm" style:auto-text-indent="false">
        <style:tab-stops/>
      </style:paragraph-properties>
      <style:text-properties style:font-name="Times New Roman" fo:font-size="12pt" style:font-size-asian="12pt"/>
    </style:style>
    <style:style style:name="P11" style:family="paragraph" style:parent-style-name="Standard">
      <style:paragraph-properties fo:margin-left="0cm" fo:margin-right="0cm" fo:orphans="0" fo:widows="0" fo:text-indent="0cm" style:auto-text-indent="false">
        <style:tab-stops/>
      </style:paragraph-properties>
      <style:text-properties style:font-name="Times New Roman" fo:font-size="12pt" style:font-size-asian="12pt"/>
    </style:style>
    <style:style style:name="P12" style:family="paragraph" style:parent-style-name="Standard">
      <style:paragraph-properties fo:margin-left="0cm" fo:margin-right="0cm" fo:orphans="0" fo:widows="0" fo:text-indent="0cm" style:auto-text-indent="false">
        <style:tab-stops/>
      </style:paragraph-properties>
      <style:text-properties style:font-name="Times New Roman"/>
    </style:style>
    <style:style style:name="P13" style:family="paragraph" style:parent-style-name="Standard">
      <style:paragraph-properties fo:margin-left="0cm" fo:margin-right="0cm" fo:text-align="center" style:justify-single-word="false" fo:orphans="0" fo:widows="0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cm" fo:margin-right="0cm" fo:orphans="0" fo:widows="0" fo:text-indent="0cm" style:auto-text-indent="false"/>
    </style:style>
    <style:style style:name="P15" style:family="paragraph" style:parent-style-name="Standard">
      <style:paragraph-properties fo:margin-left="0cm" fo:margin-right="0cm" fo:orphans="0" fo:widows="0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cm" fo:margin-right="0cm" fo:text-align="end" style:justify-single-word="false" fo:orphans="0" fo:widows="0" fo:text-indent="0cm" style:auto-text-indent="false">
        <style:tab-stops/>
      </style:paragraph-properties>
    </style:style>
    <style:style style:name="P17" style:family="paragraph" style:parent-style-name="Standard">
      <style:paragraph-properties fo:margin-left="0cm" fo:margin-right="0cm" fo:text-indent="0cm" style:auto-text-indent="false" fo:padding-left="0cm" fo:padding-right="0cm" fo:padding-top="0.035cm" fo:padding-bottom="0cm" fo:border-left="none" fo:border-right="none" fo:border-top="0.51pt solid #000000" fo:border-bottom="none"/>
      <style:text-properties style:font-name="Times New Roman" fo:font-size="1pt" style:font-size-asian="1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/>
    </style:style>
    <style:style style:name="P19" style:family="paragraph" style:parent-style-name="Standard">
      <style:paragraph-properties fo:margin-left="0cm" fo:margin-right="0cm" fo:margin-top="0.423cm" fo:margin-bottom="0.847cm" style:contextual-spacing="false" fo:orphans="0" fo:widows="0" fo:text-indent="0cm" style:auto-text-indent="false"/>
    </style:style>
    <style:style style:name="P20" style:family="paragraph" style:parent-style-name="Standard">
      <style:paragraph-properties fo:margin-left="0cm" fo:margin-right="0cm" fo:text-indent="1cm" style:auto-text-indent="false"/>
    </style:style>
    <style:style style:name="P21" style:family="paragraph" style:parent-style-name="Standard">
      <style:paragraph-properties fo:margin-left="0cm" fo:margin-right="0cm" fo:text-indent="1cm" style:auto-text-indent="false">
        <style:tab-stops>
          <style:tab-stop style:position="17.503cm" style:type="right"/>
        </style:tab-stops>
      </style:paragraph-properties>
    </style:style>
    <style:style style:name="P22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23" style:family="paragraph" style:parent-style-name="Standard">
      <style:paragraph-properties fo:margin-left="0cm" fo:margin-right="0cm" fo:text-align="justify" style:justify-single-word="false" fo:orphans="0" fo:widows="0" fo:text-indent="1cm" style:auto-text-indent="false"/>
    </style:style>
    <style:style style:name="P24" style:family="paragraph" style:parent-style-name="Standard">
      <style:paragraph-properties fo:margin-left="0cm" fo:margin-right="0cm" fo:text-align="justify" style:justify-single-word="false" fo:orphans="2" fo:widows="2" fo:text-indent="1cm" style:auto-text-indent="false" style:vertical-align="auto"/>
    </style:style>
    <style:style style:name="P25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17.503cm" style:type="right"/>
        </style:tab-stops>
      </style:paragraph-properties>
    </style:style>
    <style:style style:name="P26" style:family="paragraph" style:parent-style-name="Standard">
      <style:paragraph-properties fo:margin-left="0cm" fo:margin-right="0cm" fo:orphans="0" fo:widows="0" fo:text-indent="1cm" style:auto-text-indent="false">
        <style:tab-stops/>
      </style:paragraph-properties>
    </style:style>
    <style:style style:name="P27" style:family="paragraph" style:parent-style-name="Standard">
      <style:paragraph-properties fo:margin-left="0cm" fo:margin-right="0cm" fo:margin-top="0.635cm" fo:margin-bottom="0.212cm" style:contextual-spacing="false" fo:text-indent="1cm" style:auto-text-indent="false" fo:keep-with-next="always"/>
    </style:style>
    <style:style style:name="P28" style:family="paragraph" style:parent-style-name="Standard">
      <style:paragraph-properties fo:margin-left="1.529cm" fo:margin-right="0cm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7.503cm" style:type="right"/>
        </style:tab-stops>
      </style:paragraph-properties>
      <style:text-properties style:font-name="Times New Roman" fo:font-size="1pt" style:font-size-asian="1pt"/>
    </style:style>
    <style:style style:name="P29" style:family="paragraph" style:parent-style-name="Standard">
      <style:paragraph-properties fo:margin-left="0cm" fo:margin-right="0.199cm" fo:margin-top="0cm" fo:margin-bottom="0.423cm" style:contextual-spacing="false" fo:text-align="center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/>
    </style:style>
    <style:style style:name="P30" style:family="paragraph" style:parent-style-name="Standard">
      <style:paragraph-properties fo:margin-left="0cm" fo:margin-right="0.199cm" fo:text-indent="0cm" style:auto-text-indent="false" fo:padding-left="0cm" fo:padding-right="0cm" fo:padding-top="0.035cm" fo:padding-bottom="0cm" fo:border-left="none" fo:border-right="none" fo:border-top="0.51pt solid #000000" fo:border-bottom="none"/>
      <style:text-properties style:font-name="Times New Roman" fo:font-size="1pt" style:font-size-asian="1pt"/>
    </style:style>
    <style:style style:name="P31" style:family="paragraph" style:parent-style-name="Standard">
      <style:paragraph-properties fo:margin-left="0cm" fo:margin-right="0.199cm" fo:text-align="center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/>
    </style:style>
    <style:style style:name="P32" style:family="paragraph" style:parent-style-name="Standard">
      <style:paragraph-properties fo:margin-left="1.702cm" fo:margin-right="0cm" fo:text-indent="0cm" style:auto-text-indent="false" fo:padding-left="0cm" fo:padding-right="0cm" fo:padding-top="0.035cm" fo:padding-bottom="0cm" fo:border-left="none" fo:border-right="none" fo:border-top="0.51pt solid #000000" fo:border-bottom="none"/>
      <style:text-properties style:font-name="Times New Roman" fo:font-size="1pt" style:font-size-asian="1pt"/>
    </style:style>
    <style:style style:name="P33" style:family="paragraph" style:parent-style-name="Standard">
      <style:paragraph-properties fo:margin-left="3.551cm" fo:margin-right="0cm" fo:text-indent="0cm" style:auto-text-indent="false" fo:padding-left="0cm" fo:padding-right="0cm" fo:padding-top="0.035cm" fo:padding-bottom="0cm" fo:border-left="none" fo:border-right="none" fo:border-top="0.51pt solid #000000" fo:border-bottom="none"/>
      <style:text-properties style:font-name="Times New Roman" fo:font-size="1pt" style:font-size-asian="1pt"/>
    </style:style>
    <style:style style:name="P34" style:family="paragraph" style:parent-style-name="Standard">
      <style:paragraph-properties fo:margin-left="12.802cm" fo:margin-right="0cm" fo:text-indent="0cm" style:auto-text-indent="false" fo:padding-left="0cm" fo:padding-right="0cm" fo:padding-top="0.035cm" fo:padding-bottom="0cm" fo:border-left="none" fo:border-right="none" fo:border-top="0.51pt solid #000000" fo:border-bottom="none"/>
      <style:text-properties style:font-name="Times New Roman" fo:font-size="1pt" style:font-size-asian="1pt"/>
    </style:style>
    <style:style style:name="P35" style:family="paragraph" style:parent-style-name="Standard">
      <style:paragraph-properties fo:margin-left="3.3cm" fo:margin-right="0cm" fo:text-indent="0cm" style:auto-text-indent="false" fo:padding-left="0cm" fo:padding-right="0cm" fo:padding-top="0.035cm" fo:padding-bottom="0cm" fo:border-left="none" fo:border-right="none" fo:border-top="0.51pt solid #000000" fo:border-bottom="none"/>
      <style:text-properties style:font-name="Times New Roman" fo:font-size="1pt" style:font-size-asian="1pt"/>
    </style:style>
    <style:style style:name="P36" style:family="paragraph" style:parent-style-name="Standard">
      <style:paragraph-properties fo:margin-left="3.15cm" fo:margin-right="0.199cm" fo:margin-top="0cm" fo:margin-bottom="0.212cm" style:contextual-spacing="false" fo:text-align="center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/>
    </style:style>
    <style:style style:name="P37" style:family="paragraph" style:parent-style-name="Standard">
      <style:paragraph-properties fo:margin-left="0.101cm" fo:margin-right="0cm" fo:orphans="0" fo:widows="0" fo:text-indent="0cm" style:auto-text-indent="false">
        <style:tab-stops/>
      </style:paragraph-properties>
    </style:style>
    <style:style style:name="P38" style:family="paragraph" style:parent-style-name="Standard">
      <style:paragraph-properties fo:margin-left="5.054cm" fo:margin-right="0cm" fo:text-indent="0cm" style:auto-text-indent="false" fo:padding-left="0cm" fo:padding-right="0cm" fo:padding-top="0.035cm" fo:padding-bottom="0cm" fo:border-left="none" fo:border-right="none" fo:border-top="0.51pt solid #000000" fo:border-bottom="none"/>
      <style:text-properties style:font-name="Times New Roman" fo:font-size="1pt" style:font-size-asian="1pt"/>
    </style:style>
    <style:style style:name="P39" style:family="paragraph" style:parent-style-name="Standard">
      <style:paragraph-properties fo:margin-left="10.132cm" fo:margin-right="0.199cm" fo:text-indent="0cm" style:auto-text-indent="false" fo:padding-left="0cm" fo:padding-right="0cm" fo:padding-top="0.035cm" fo:padding-bottom="0cm" fo:border-left="none" fo:border-right="none" fo:border-top="0.51pt solid #000000" fo:border-bottom="none"/>
      <style:text-properties style:font-name="Times New Roman" fo:font-size="1pt" style:font-size-asian="1pt"/>
    </style:style>
    <style:style style:name="P40" style:family="paragraph" style:parent-style-name="Standard">
      <style:paragraph-properties fo:margin-left="12.201cm" fo:margin-right="0.199cm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7.503cm" style:type="right"/>
        </style:tab-stops>
      </style:paragraph-properties>
      <style:text-properties style:font-name="Times New Roman" fo:font-size="1pt" style:font-size-asian="1pt"/>
    </style:style>
    <style:style style:name="P41" style:family="paragraph" style:parent-style-name="Standard">
      <style:paragraph-properties fo:margin-left="1.554cm" fo:margin-right="0cm" fo:text-indent="0cm" style:auto-text-indent="false" fo:padding-left="0cm" fo:padding-right="0cm" fo:padding-top="0.035cm" fo:padding-bottom="0cm" fo:border-left="none" fo:border-right="none" fo:border-top="0.51pt solid #000000" fo:border-bottom="none"/>
      <style:text-properties style:font-name="Times New Roman" fo:font-size="1pt" style:font-size-asian="1pt"/>
    </style:style>
    <style:style style:name="P42" style:family="paragraph" style:parent-style-name="Standard">
      <style:paragraph-properties fo:margin-left="1.55cm" fo:margin-right="0cm" fo:margin-top="0cm" fo:margin-bottom="0.635cm" style:contextual-spacing="false" fo:text-indent="0cm" style:auto-text-indent="false" fo:padding-left="0cm" fo:padding-right="0cm" fo:padding-top="0.035cm" fo:padding-bottom="0cm" fo:border-left="none" fo:border-right="none" fo:border-top="0.51pt solid #000000" fo:border-bottom="none"/>
      <style:text-properties style:font-name="Times New Roman" fo:font-size="1pt" style:font-size-asian="1pt"/>
    </style:style>
    <style:style style:name="P43" style:family="paragraph" style:parent-style-name="Standard">
      <style:paragraph-properties fo:margin-left="0cm" fo:margin-right="8.498cm" fo:text-indent="0cm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9pt" style:font-size-asian="9pt"/>
    </style:style>
    <style:style style:name="T3" style:family="text">
      <style:text-properties style:font-name="Times New Roman" fo:font-size="13pt" fo:letter-spacing="0.106cm" fo:font-weight="bold" style:font-size-asian="13pt" style:font-weight-asian="bold"/>
    </style:style>
    <style:style style:name="T4" style:family="text">
      <style:text-properties style:font-name="Times New Roman" fo:font-size="13pt" fo:font-weight="bold" style:font-size-asian="13pt" style:font-weight-asian="bold"/>
    </style:style>
    <style:style style:name="T5" style:family="text">
      <style:text-properties style:font-name="Times New Roman" fo:font-size="12pt" style:font-size-asian="12pt"/>
    </style:style>
    <style:style style:name="T6" style:family="text">
      <style:text-properties style:font-name="Times New Roman" fo:font-size="12pt" fo:language="ru" fo:country="RU" style:font-size-asian="12pt" style:language-asian="ru" style:country-asian="RU"/>
    </style:style>
    <style:style style:name="T7" style:family="text">
      <style:text-properties style:font-name="Times New Roman" fo:font-size="10pt" fo:language="ru" fo:country="RU" style:font-size-asian="10pt" style:language-asian="ru" style:country-asian="RU"/>
    </style:style>
    <style:style style:name="T8" style:family="text">
      <style:text-properties style:font-name="Times New Roman" fo:font-size="7pt" fo:language="ru" fo:country="RU" style:font-size-asian="7pt" style:language-asian="ru" style:country-asian="RU"/>
    </style:style>
    <style:style style:name="T9" style:family="text">
      <style:text-properties style:font-name="Times New Roman" fo:font-size="7pt" fo:language="ru" fo:country="RU" fo:font-weight="bold" style:font-size-asian="7pt" style:language-asian="ru" style:country-asian="RU" style:font-weight-asian="bold"/>
    </style:style>
    <style:style style:name="T10" style:family="text">
      <style:text-properties fo:language="ru" fo:country="RU"/>
    </style:style>
    <style:style style:name="T11" style:family="text">
      <style:text-properties style:text-position="super 58%" style:font-name="Times New Roman"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Приложение № 5</text:span><text:line-break/><text:span text:style-name="T1">к Правилам технологического присоединения энергопринимающих устройств потребителей электрической энергии, объектов по производству электрической энергии, а также объектов электросетевого хозяйства, принадлежащих сетевым организациям и иным лицам, к электрическим сетям</text:span></text:p>
      <text:p text:style-name="P3"><text:span text:style-name="T2">(в ред. Постановления Правительства РФ</text:span><text:line-break/><text:span text:style-name="T2">от 11.06.2015 № 588)</text:span></text:p>
      <text:p text:style-name="P4"><text:span text:style-name="T3">ЗАЯВКА</text:span></text:p>
      <text:p text:style-name="P5"><text:span text:style-name="T4">юридического лица (индивидуального предпринимателя),</text:span><text:line-break/><text:span text:style-name="T4">физического лица на временное присоединение</text:span><text:line-break/><text:span text:style-name="T4">энергопринимающих устройств</text:span></text:p>
      <text:p text:style-name="P21"><text:span text:style-name="T5">1. <text:s/></text:span></text:p>
      <text:p text:style-name="P28"/>
      <text:p text:style-name="P8"><text:span text:style-name="T5"><text:tab/>.</text:span></text:p>
      <text:p text:style-name="P29"><text:span text:style-name="T1">(полное наименование заявителя – юридического лица;</text:span><text:line-break/><text:span text:style-name="T1">фамилия, имя, отчество заявителя – индивидуального предпринимателя)</text:span></text:p>
      <text:p text:style-name="P22"><text:span text:style-name="T5">2. Номер записи в Едином государственном реестре юридических лиц (номер записи в Едином государственном реестре индивидуальных предпринимателей) и дата ее внесения в реестр </text:span><text:span text:style-name="T6"><text:note text:id="ftn1" text:note-class="endnote"><text:note-citation text:label="1">1</text:note-citation><text:note-body><text:p text:style-name="Endnote"><text:span text:style-name="T7">Для юридических лиц и индивидуальных предпринимателей.</text:span></text:p></text:note-body></text:note></text:span><text:span text:style-name="T5"> <text:s/></text:span></text:p>
      <text:p text:style-name="P32"/>
      <text:p text:style-name="P9"/>
      <text:p text:style-name="P17"/>
      <text:p text:style-name="P8"><text:span text:style-name="T5"><text:tab/>.</text:span></text:p>
      <text:p text:style-name="P3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6"><text:span text:style-name="T5">Паспортные данные </text:span><text:span text:style-name="Endnote_20_Characters"><text:span text:style-name="T11">2</text:span></text:span><text:span text:style-name="T11"><text:note text:id="ftn2" text:note-class="endnote"><text:note-citation>i</text:note-citation><text:note-body><text:p text:style-name="Endnote"><text:span text:style-name="T7"> Для физических лиц.</text:span></text:p></text:note-body></text:note></text:span><text:span text:style-name="T5">: серия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3"><text:span text:style-name="T5">номер</text:span></text:p>
          </table:table-cell>
          <table:table-cell table:style-name="Таблица1.B1" office:value-type="string">
            <text:p text:style-name="P10"/>
          </table:table-cell>
        </table:table-row>
      </table:table>
      <text:p text:style-name="P14"><text:span text:style-name="T5">выдан (кем, когда) <text:s/></text:span></text:p>
      <text:p text:style-name="P33"/>
      <text:p text:style-name="P8"><text:span text:style-name="T5"><text:tab/>.</text:span></text:p>
      <text:p text:style-name="P30"/>
      <text:p text:style-name="P20"><text:span text:style-name="T5">3. Место нахождения заявителя, в том числе фактический адрес <text:s/></text:span></text:p>
      <text:p text:style-name="P34"/>
      <text:p text:style-name="P8"><text:span text:style-name="T5"><text:tab/>.</text:span></text:p>
      <text:p text:style-name="P29"><text:span text:style-name="T1">(индекс, адрес)</text:span></text:p>
      <text:p text:style-name="P20"><text:span text:style-name="T5">4. В связи с <text:s/></text:span></text:p>
      <text:p text:style-name="P35"/>
      <text:p text:style-name="P9"/>
      <text:p text:style-name="P18"><text:span text:style-name="T1">(временное технологическое присоединение передвижного объекта и другое – указать нужное)</text:span></text:p>
      <text:p text:style-name="P7"><text:span text:style-name="T5">просит осуществить технологическое присоединение:</text:span></text:p>
      <text:p text:style-name="P8"><text:span text:style-name="T5"><text:tab/>,</text:span></text:p>
      <text:p text:style-name="P31"><text:span text:style-name="T1">(наименование энергопринимающих устройств для присоединения)</text:span></text:p>
      <text:p text:style-name="P8"><text:span text:style-name="T5">расположенных <text:s/><text:tab/>.</text:span></text:p>
      <text:p text:style-name="P36"><text:span text:style-name="T1">(место нахождения энергопринимающих устройств)</text:span></text:p>
      <text:p text:style-name="P22"><text:span text:style-name="T5">5. Максимальная мощность энергопринимающих устройств составляет </text:span><text:span text:style-name="T6"><text:note text:id="ftn3" text:note-class="endnote"><text:note-citation text:label="3">3</text:note-citation><text:note-body><text:p text:style-name="Endnote"><text:span text:style-name="T7">В случае технологического присоединения передвижных объектов максимальная мощность не должна превышать 150 кВт включительно.</text:span></text:p></text:note-body></text:note></text:span><text:line-break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D"/>
        <table:table-row table:style-name="Таблица2.1">
          <table:table-cell table:style-name="Таблица2.A1" office:value-type="string">
            <text:p text:style-name="P10"/>
          </table:table-cell>
          <table:table-cell table:style-name="Таблица2.B1" office:value-type="string">
            <text:p text:style-name="P13"><text:span text:style-name="T5">кВт при напряжении </text:span><text:span text:style-name="Endnote_20_Characters"><text:span text:style-name="T11">4</text:span></text:span><text:span text:style-name="T11"><text:note text:id="ftn4" text:note-class="endnote"><text:note-citation>ii</text:note-citation><text:note-body><text:p text:style-name="Endnote"><text:span text:style-name="T7"> Классы напряжения (0,4; 6; 10) кВ.</text:span></text:p></text:note-body></text:note></text:span></text:p>
          </table:table-cell>
          <table:table-cell table:style-name="Таблица2.A1" office:value-type="string">
            <text:p text:style-name="P10"/>
          </table:table-cell>
          <table:table-cell table:style-name="Таблица2.B1" office:value-type="string">
            <text:p text:style-name="P37"><text:span text:style-name="T5">кВ.</text:span></text:p>
          </table:table-cell>
        </table:table-row>
      </table:table>
      <text:p text:style-name="P23"><text:span text:style-name="T5">6. Характер нагрузки <text:s/></text:span></text:p>
      <text:p text:style-name="P38"/>
      <text:p text:style-name="P8"><text:span text:style-name="T5"><text:tab/>.</text:span></text:p>
      <text:p text:style-name="P30"/>
      <text:p text:style-name="P21"><text:span text:style-name="T5">7. Срок электроснабжения по временной схеме </text:span><text:span text:style-name="T6"><text:note text:id="ftn5" text:note-class="endnote"><text:note-citation text:label="5">5</text:note-citation><text:note-body><text:p text:style-name="P24"><text:span text:style-name="T7">При наличии договора технологического присоединения по постоянной схеме электроснабжения указывается срок временного технологического присоединения, определяемый в соответствии с договором технологического присоединения по постоянной схеме электроснабжения.</text:span></text:p><text:p text:style-name="P24"><text:span text:style-name="T7">Если в соответствии с договором технологического присоединения мероприятия по технологическому присоединению реализуются поэтапно, указывается срок того из этапов, на котором будет обеспечена возможность электроснабжения энергопринимающих устройств с применением постоянной схемы электроснабжения на объем максимальной мощности, указанный в заявке, направляемой заявителем в целях временного технологического присоединения.</text:span></text:p><text:p text:style-name="Endnote"><text:span text:style-name="T7">Если энергопринимающие устройства являются передвижными и имеют максимальную мощность до 150 кВт включительно, указывается срок до 12 месяцев.</text:span></text:p></text:note-body></text:note></text:span><text:span text:style-name="T5"> <text:s/><text:tab/>.</text:span></text:p>
      <text:p text:style-name="P39"/>
      <text:p text:style-name="P21"><text:span text:style-name="T5">8. Реквизиты договора на технологическое присоединение </text:span><text:span text:style-name="T6"><text:note text:id="ftn6" text:note-class="endnote"><text:note-citation text:label="6">6</text:note-citation><text:note-body><text:p text:style-name="Endnote"><text:span text:style-name="T7">Информация о реквизитах договора не предоставляется заявителями, энергопринимающие устройства которых являются передвижными и имеют максимальную мощность до 150 кВт включительно.</text:span></text:p></text:note-body></text:note></text:span><text:span text:style-name="T5"> <text:s/><text:tab/>.</text:span></text:p>
      <text:p text:style-name="P40"/>
      <text:p text:style-name="P25"><text:span text:style-name="T5">9. Гарантирующий поставщик (энергосбытовая организация), с которым планируется заключение договора энергоснабжения (купли-продажи электрической энергии (мощности)</text:span><text:line-break/><text:span text:style-name="T5"><text:tab/>.</text:span></text:p>
      <text:p text:style-name="P30"/>
      <text:p text:style-name="P27"><text:soft-page-break/><text:span text:style-name="T5">Приложения:</text:span></text:p>
      <text:p text:style-name="P20"><text:span text:style-name="T1">(указать перечень прилагаемых документов)</text:span></text:p>
      <text:p text:style-name="P20"><text:span text:style-name="T5">1. <text:s/></text:span></text:p>
      <text:p text:style-name="P41"/>
      <text:p text:style-name="P20"><text:span text:style-name="T5">2. <text:s/></text:span></text:p>
      <text:p text:style-name="P41"/>
      <text:p text:style-name="P20"><text:span text:style-name="T5">3. <text:s/></text:span></text:p>
      <text:p text:style-name="P41"/>
      <text:p text:style-name="P20"><text:span text:style-name="T5">4. <text:s/></text:span></text:p>
      <text:p text:style-name="P42"/>
      <text:p text:style-name="P43"><text:span text:style-name="T5">Руководитель организации (заявитель)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Таблица3.1">
          <table:table-cell table:style-name="Таблица3.A2" table:number-columns-spanned="3" office:value-type="string">
            <text:p text:style-name="P13"><text:span text:style-name="T1">(фамилия, имя, отчество)</text:span></text:p>
          </table:table-cell>
          <table:covered-table-cell/>
          <table:covered-table-cell/>
        </table:table-row>
        <table:table-row table:style-name="Таблица3.1">
          <table:table-cell table:style-name="Таблица3.A1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Таблица3.1">
          <table:table-cell table:style-name="Таблица3.A2" table:number-columns-spanned="3" office:value-type="string">
            <text:p text:style-name="P13"><text:span text:style-name="T1">(контактный телефон)</text:span></text:p>
          </table:table-cell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0"/>
          </table:table-cell>
          <table:table-cell table:style-name="Таблица3.B5" office:value-type="string">
            <text:p text:style-name="P11"/>
          </table:table-cell>
          <table:table-cell table:style-name="Таблица3.A1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3"><text:span text:style-name="T1">(должность)</text:span></text:p>
          </table:table-cell>
          <table:table-cell table:style-name="Таблица3.B6" office:value-type="string">
            <text:p text:style-name="P12"/>
          </table:table-cell>
          <table:table-cell table:style-name="Таблица3.A2" office:value-type="string">
            <text:p text:style-name="P13"><text:span text:style-name="T1">(подпись)</text:span></text:p>
          </table:table-cell>
        </table:table-row>
      </table:table>
      <text:p text:style-name="P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row table:style-name="Таблица4.1">
          <table:table-cell table:style-name="Таблица4.A1" office:value-type="string">
            <text:p text:style-name="P16"><text:span text:style-name="T5">“</text:span></text:p>
          </table:table-cell>
          <table:table-cell table:style-name="Таблица4.B1" office:value-type="string">
            <text:p text:style-name="P10"/>
          </table:table-cell>
          <table:table-cell table:style-name="Таблица4.A1" office:value-type="string">
            <text:p text:style-name="P15"><text:span text:style-name="T5">”</text:span></text:p>
          </table:table-cell>
          <table:table-cell table:style-name="Таблица4.B1" office:value-type="string">
            <text:p text:style-name="P10"/>
          </table:table-cell>
          <table:table-cell table:style-name="Таблица4.A1" office:value-type="string">
            <text:p text:style-name="P16"><text:span text:style-name="T5">20</text:span></text:p>
          </table:table-cell>
          <table:table-cell table:style-name="Таблица4.B1" office:value-type="string">
            <text:p text:style-name="P11"/>
          </table:table-cell>
          <table:table-cell table:style-name="Таблица4.A1" office:value-type="string">
            <text:p text:style-name="P37"><text:span text:style-name="T5">г.</text:span></text:p>
          </table:table-cell>
        </table:table-row>
      </table:table>
      <text:p text:style-name="P19"><text:span text:style-name="T1">М.П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  <style:font-face style:name="Times New Roman CE" svg:font-family="'Times New Roman C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 CE" style:font-family-complex="'Times New Roman CE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 CE" style:font-family-complex="'Times New Roman CE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sNormal" style:family="paragraph" style:default-outline-level="">
      <style:paragraph-properties fo:margin-left="0cm" fo:margin-right="34.876cm" fo:text-align="justify" style:justify-single-word="false" fo:orphans="2" fo:widows="2" fo:text-indent="0.953cm" style:auto-text-indent="false" style:vertical-align="auto"/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 CE" style:font-family-complex="'Times New Roman CE'" style:font-family-generic-complex="system" style:font-pitch-complex="variable" style:font-size-complex="12pt"/>
    </style:style>
    <style:style style:name="ConsNonformat" style:family="paragraph" style:default-outline-level="">
      <style:paragraph-properties fo:text-align="justify" style:justify-single-word="false" fo:orphans="2" fo:widows="2" style:vertical-align="auto"/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 CE" style:font-family-complex="'Times New Roman CE'" style:font-family-generic-complex="system" style:font-pitch-complex="variable" style:font-size-complex="12pt"/>
    </style:style>
    <style:style style:name="ConsDTNormal" style:family="paragraph" style:default-outline-level="">
      <style:paragraph-properties fo:text-align="justify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 CE" style:font-family-complex="'Times New Roman CE'" style:font-family-generic-complex="system" style:font-pitch-complex="variable" style:font-size-complex="12pt"/>
    </style:style>
    <style:style style:name="Endnote" style:family="paragraph" style:parent-style-name="Standard" style:default-outline-level="" style:class="extra"/>
    <style:style style:name="ConsPlusNonformat" style:family="paragraph" style:default-outline-level="">
      <style:paragraph-properties fo:text-align="start" style:justify-single-word="false" fo:orphans="0" fo:widows="0" style:vertical-align="auto"/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 CE" style:font-family-complex="'Times New Roman CE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chapter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end" style:justify-single-word="false" fo:orphans="2" fo:widows="2" fo:text-indent="0cm" style:auto-text-indent="false" style:vertical-align="auto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T1" style:family="text">
      <style:text-properties style:font-name="Times New Roman" fo:font-size="7pt" fo:language="ru" fo:country="RU" style:font-size-asian="7pt" style:language-asian="ru" style:country-asian="RU"/>
    </style:style>
    <style:style style:name="MT2" style:family="text">
      <style:text-properties style:font-name="Times New Roman" fo:font-size="7pt" fo:language="ru" fo:country="RU" fo:font-weight="bold" style:font-size-asian="7pt" style:language-asian="ru" style:country-asian="RU" style:font-weight-asian="bold"/>
    </style:style>
    <style:page-layout style:name="Mpm1">
      <style:page-layout-properties fo:page-width="21.001cm" fo:page-height="29.7cm" style:num-format="1" style:print-orientation="portrait" fo:margin-top="0.7cm" fo:margin-bottom="1cm" fo:margin-left="2cm" fo:margin-right="1.501cm" style:writing-mode="lr-tb" style:layout-grid-color="#c0c0c0" style:layout-grid-lines="27199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801cm" fo:margin-left="0cm" fo:margin-right="0cm" fo:margin-bottom="0.7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Подготовлено с использованием системы </text:span><text:span text:style-name="MT2">КонсультантПлюс</text:span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КонсультантПлюс</meta:initial-creator>
    <meta:creation-date>2015-06-22T14:11:00</meta:creation-date>
    <dc:date>2015-06-23T15:19:00</dc:date>
    <meta:print-date>2015-06-22T14:26:00</meta:print-date>
    <meta:editing-cycles>16</meta:editing-cycles>
    <meta:editing-duration>PT18S</meta:editing-duration>
    <meta:document-statistic meta:table-count="4" meta:image-count="0" meta:object-count="0" meta:page-count="3" meta:paragraph-count="56" meta:word-count="354" meta:character-count="3037" meta:non-whitespace-character-count="2700"/>
    <meta:generator>LibreOffice/7.0.3.1$Windows_X86_64 LibreOffice_project/d7547858d014d4cf69878db179d326fc3483e082</meta:generator>
    <meta:user-defined meta:name="Company">КонсультантПлюс</meta:user-defined>
    <meta:user-defined meta:name="Operator">PROF-DmitrievaEG</meta:user-defined>
  </office:meta>
</office:document-meta>
</file>